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Quotation" style:list-style-name="L14"/>
    <style:style style:name="P22" style:family="paragraph" style:parent-style-name="Heading_20_1"/>
    <style:style style:name="P23" style:family="paragraph" style:parent-style-name="Heading_20_3" style:master-page-name="">
      <style:paragraph-properties style:page-number="auto"/>
    </style:style>
    <style:style style:name="P24" style:family="paragraph" style:parent-style-name="Title" style:master-page-name="Intro_20_First_20_Page">
      <style:paragraph-properties style:page-number="1"/>
    </style:style>
    <style:style style:name="P25" style:family="paragraph" style:parent-style-name="Title" style:master-page-name="Intro_20_First_20_Page">
      <style:paragraph-properties style:page-number="auto"/>
    </style:style>
    <style:style style:name="P26" style:family="paragraph" style:parent-style-name="Title" style:master-page-name="Forward_20_First_20_Page">
      <style:paragraph-properties style:page-number="auto"/>
    </style:style>
    <style:style style:name="P27" style:family="paragraph" style:parent-style-name="Title" style:master-page-name="Chapter_20_First_20_Page">
      <style:paragraph-properties style:page-number="1" fo:break-before="auto" fo:break-after="auto"/>
    </style:style>
    <style:style style:name="P28" style:family="paragraph" style:parent-style-name="Title" style:master-page-name="Chapter_20_First_20_Page">
      <style:paragraph-properties style:page-number="auto" fo:break-before="auto" fo:break-after="auto"/>
    </style:style>
    <style:style style:name="P29" style:family="paragraph" style:parent-style-name="Title" style:master-page-name="Chapter_20_First_20_Page">
      <style:paragraph-properties style:page-number="auto"/>
    </style:style>
    <style:style style:name="P30" style:family="paragraph" style:parent-style-name="Title" style:master-page-name="Chapter_20_First_20_Page">
      <style:paragraph-properties style:page-number="auto" fo:break-before="page"/>
    </style:style>
    <style:style style:name="P31" style:family="paragraph" style:parent-style-name="Contents_20_1">
      <style:paragraph-properties>
        <style:tab-stops>
          <style:tab-stop style:position="4.5in" style:type="right" style:leader-style="dotted" style:leader-text="."/>
        </style:tab-stops>
      </style:paragraph-properties>
    </style:style>
    <style:style style:name="P32" style:family="paragraph" style:parent-style-name="Subtitle">
      <style:paragraph-properties fo:text-align="start" style:justify-single-word="false"/>
    </style:style>
    <style:style style:name="P33" style:family="paragraph" style:parent-style-name="Subtitle">
      <style:paragraph-properties fo:break-before="page"/>
    </style:style>
    <style:style style:name="P34" style:family="paragraph" style:parent-style-name="Contents_20_2">
      <style:paragraph-properties>
        <style:tab-stops>
          <style:tab-stop style:position="4.3035in" style:type="right" style:leader-style="dotted" style:leader-text="."/>
        </style:tab-stops>
      </style:paragraph-properties>
    </style:style>
    <style:style style:name="P35"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paragraph-properties fo:text-align="start" style:justify-single-word="false"/>
    </style:style>
    <style:style style:name="P41" style:family="paragraph" style:parent-style-name="Text_20_body" style:list-style-name="L8">
      <style:paragraph-properties fo:text-align="start" style:justify-single-word="false"/>
    </style:style>
    <style:style style:name="P42" style:family="paragraph" style:parent-style-name="Text_20_body" style:list-style-name="L10">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5">
      <style:paragraph-properties fo:text-align="start" style:justify-single-word="false"/>
    </style:style>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list-style-name="L2"/>
    <style:style style:name="P48" style:family="paragraph" style:parent-style-name="Text_20_body" style:list-style-name="L13"/>
    <style:style style:name="P49" style:family="paragraph" style:parent-style-name="Text_20_body" style:list-style-name="L13">
      <style:text-properties fo:font-weight="bold" style:font-weight-asian="bold" style:font-weight-complex="bold"/>
    </style:style>
    <style:style style:name="P50" style:family="paragraph" style:parent-style-name="Text_20_body" style:list-style-name="L15"/>
    <style:style style:name="P51" style:family="paragraph" style:parent-style-name="Text_20_body" style:list-style-name="L7"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ebrews</text:p>
      <text:h text:style-name="Main_20_Subtitle"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4"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25"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31">Dedication<text:tab/>i</text:p>
          <text:p text:style-name="P31">Table of Contents<text:tab/>iii</text:p>
          <text:p text:style-name="P31">Forward <text:tab/>vii</text:p>
          <text:p text:style-name="P31">Introduction <text:tab/>ix</text:p>
          <text:p text:style-name="P31">Part 1 <text:tab/>1</text:p>
          <text:p text:style-name="P34">Historical Review <text:tab/>1</text:p>
          <text:p text:style-name="P31">Part 2 <text:tab/>9</text:p>
          <text:p text:style-name="P34">Canon and Commentary <text:tab/>9</text:p>
          <text:p text:style-name="P31">Part 3 <text:tab/>15</text:p>
          <text:p text:style-name="P34">Yeshua as Rosh Galut <text:tab/>15</text:p>
          <text:p text:style-name="P31">Part 4 <text:tab/>21</text:p>
          <text:p text:style-name="P34">The Problems at Hand <text:tab/>21</text:p>
          <text:p text:style-name="P31">Hebrews in <text:line-break/>Rabbinic Relief <text:tab/>23</text:p>
          <text:p text:style-name="P34">Mashiach, Solution to Our Problems <text:tab/>23</text:p>
          <text:p text:style-name="P31">Bibliography <text:tab/>59</text:p>
          <text:p text:style-name="P31">Glossary<text:tab/>61</text:p>
          <text:p text:style-name="P31">Notes<text:tab/>63</text:p>
          <text:p text:style-name="P31">Internet Articles<text:tab/>65</text:p>
          <text:p text:style-name="P34">New Testament Use of the Old Testament:<text:line-break/>A Case Study from Hebrews 1-2<text:tab/>65</text:p>
          <text:p text:style-name="P34">THE INTERPRETATION OF SCRIPTURE<text:tab/>86</text:p>
          <text:p text:style-name="P34">Course at Crandall University<text:tab/>86</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6456989048298179643" text:style-name="L1">
        <text:list-item>
          <text:p text:style-name="P18">Composition and Integration of the Canon</text:p>
          <text:list>
            <text:list-item>
              <text:p text:style-name="P18">Torah</text:p>
            </text:list-item>
            <text:list-item>
              <text:p text:style-name="P18"><text:soft-page-break/>Prophets and Writings added later</text:p>
            </text:list-item>
          </text:list>
        </text:list-item>
        <text:list-item>
          <text:p text:style-name="P18">Captivity and the Messianic Hope</text:p>
          <text:list>
            <text:list-item>
              <text:p text:style-name="P18">Apocalyptic Expectation<text:line-break/>Cite examples of apocalyptic literature, including Daniel and the Sibylline Oracles</text:p>
            </text:list-item>
            <text:list-item>
              <text:p text:style-name="P18">Son of David<text:line-break/>Messianic discussions in the Talmud</text:p>
            </text:list-item>
            <text:list-item>
              <text:p text:style-name="P18">Rabbinic Midrash <text:line-break/>A form of inspirational textual exposition</text:p>
            </text:list-item>
          </text:list>
        </text:list-item>
      </text:list>
      <text:p text:style-name="Standard">Part 3<text:line-break/></text:p>
      <text:p text:style-name="Standard">Part 4<text:line-break/>Treatment of Hebrews</text:p>
      <text:list xml:id="list9015794153005734939" text:style-name="L3">
        <text:list-item>
          <text:p text:style-name="P20">Occasion for Writing of Hebrews</text:p>
          <text:list>
            <text:list-item>
              <text:p text:style-name="P20">Failed Monarchy</text:p>
            </text:list-item>
            <text:list-item>
              <text:p text:style-name="P20">Failed Priesthood</text:p>
            </text:list-item>
            <text:list-item>
              <text:p text:style-name="P20">Apparent Failure of Yeshua</text:p>
            </text:list-item>
            <text:list-item>
              <text:p text:style-name="P20">The Destruction of Jerusalem and the Temple</text:p>
            </text:list-item>
            <text:list-item>
              <text:p text:style-name="P20">Purpose of Hebrews<text:line-break/>To encourage the readers in light of the apparent failure of all their Messianic Hopes.</text:p>
            </text:list-item>
          </text:list>
        </text:list-item>
        <text:list-item>
          <text:p text:style-name="P20">Outline of Hebrews</text:p>
          <text:list>
            <text:list-item>
              <text:p text:style-name="P20">1:1—10:34<text:line-break/>Yeshua qualified to succeed David as king and priest.</text:p>
              <text:list>
                <text:list-item>
                  <text:p text:style-name="P20">As Literal Heir</text:p>
                </text:list-item>
                <text:list-item>
                  <text:p text:style-name="P20">As Literal Human Being</text:p>
                </text:list-item>
                <text:list-item>
                  <text:p text:style-name="P20">As Deliverer Like Moshe</text:p>
                </text:list-item>
              </text:list>
            </text:list-item>
            <text:list-item>
              <text:p text:style-name="P20"><text:soft-page-break/>B. 10:35—13:25<text:line-break/>Encouragement to maintain through this period of trial, when the expectation seems to be failing... just like all those who endured trials in previous generations.</text:p>
            </text:list-item>
          </text:list>
        </text:list-item>
      </text:list>
      <text:h text:style-name="P26"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25"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63139066982482747" text:style-name="L4">
        <text:list-item>
          <text:p text:style-name="P36">the divine nature of the Messiah;</text:p>
        </text:list-item>
        <text:list-item>
          <text:p text:style-name="P36">the annulment of the Torah;</text:p>
        </text:list-item>
        <text:list-item>
          <text:p text:style-name="P36">the replacement of the Temple in Jerusalem by an invisible worship center located in Heaven;</text:p>
        </text:list-item>
        <text:list-item>
          <text:p text:style-name="P36">the replacement of the Levitical priesthood by a new and different class of priesthood, based upon Melchizedek, rather than Levi;</text:p>
        </text:list-item>
        <text:list-item>
          <text:p text:style-name="P36">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27"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7744612172561215849" text:style-name="L5">
        <text:list-item>
          <text:p text:style-name="P37">The superiority of Yeshua, and his supersedence over all aspects of religious Judaism;</text:p>
        </text:list-item>
        <text:list-item>
          <text:p text:style-name="P37">His priesthood is greater than Levi;</text:p>
        </text:list-item>
        <text:list-item>
          <text:p text:style-name="P37">His sacrifice is greater than those offered by Levi;</text:p>
        </text:list-item>
        <text:list-item>
          <text:p text:style-name="P37">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4476517348350649164" text:style-name="L6">
        <text:list-item>
          <text:p text:style-name="P38">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8">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6038725155588767619" text:style-name="L7">
        <text:list-item>
          <text:p text:style-name="P40">The Call of Abraham</text:p>
          <text:p text:style-name="P39">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40">Giving of Torah </text:p>
          <text:p text:style-name="P39">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9">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40">David Hamelech</text:p>
          <text:p text:style-name="P39">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9">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9">Throughout his reign as king of Israel, David set the gold standard for a number of key elements which would forever leave their impact on the Israeli view of their monarch. Of these, two stand out as the most significant:</text:p>
        </text:list-item>
      </text:list>
      <text:list xml:id="list6662526558762426558" text:style-name="L8">
        <text:list-item>
          <text:list>
            <text:list-item>
              <text:p text:style-name="P41">Davidic Covenant</text:p>
            </text:list-item>
            <text:list-item>
              <text:p text:style-name="P41">David as Prototypical Priest/King</text:p>
            </text:list-item>
          </text:list>
        </text:list-item>
      </text:list>
      <text:list xml:id="list20514665" text:continue-list="list6038725155588767619" text:style-name="L7">
        <text:list-header>
          <text:p text:style-name="P39">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9">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40">Divided Monarchy</text:p>
          <text:p text:style-name="P39">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9">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9">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9">There are two imporant points that need to be kept in the fore of our thinking about this national split:</text:p>
          <text:list>
            <text:list-item>
              <text:p text:style-name="P39">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9">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40">Assyrian Captivity</text:p>
          <text:p text:style-name="P39"><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9">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40">Babylonian Exile</text:p>
          <text:p text:style-name="P39">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9">While in exile, the sages of Israel worked hard at discerning what constituted the failure of Israel, and how to rectify that failure. </text:p>
          <text:p text:style-name="P39">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51">Return from Exile</text:p>
          <text:p text:style-name="P40">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9">Dedication to the lineage of David allowed the Jewish remnant to quickly identify Zerubabbel as the rightful heir to the throne who would oversee the return of Israel to their home land. </text:p>
          <text:p text:style-name="P4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40">Yeshua</text:p>
          <text:p text:style-name="P39">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28" text:outline-level="1">Part 2 </text:h>
      <text:h text:style-name="P32"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20502259" text:continue-list="list6456989048298179643" text:style-name="L1">
        <text:list-item>
          <text:p text:style-name="P18">Composition and Integration of the Canon</text:p>
          <text:list>
            <text:list-item>
              <text:p text:style-name="P18">Torah</text:p>
            </text:list-item>
            <text:list-item>
              <text:p text:style-name="P18">Prophets and Writings added later</text:p>
            </text:list-item>
          </text:list>
        </text:list-item>
        <text:list-item>
          <text:p text:style-name="P18">Captivity and the Messianic Hope</text:p>
          <text:list>
            <text:list-item>
              <text:p text:style-name="P18">Apocalyptic Expectation<text:line-break/>Cite examples of apocalyptic literature, including Daniel and the Sibylline Oracles</text:p>
            </text:list-item>
            <text:list-item>
              <text:p text:style-name="P18">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2639600804720456902" text:style-name="L9">
        <text:list-item>
          <text:p text:style-name="P45">Established centers of Jewish learning and self-governance, providing a core infrastructure around which the nation could gather. Today, we call these bodies “yeshivot” and “Jewish community centers”.</text:p>
        </text:list-item>
        <text:list-item>
          <text:p text:style-name="P45">Approved the inspired status of the prophetic writings as they were created.</text:p>
        </text:list-item>
        <text:list-item>
          <text:p text:style-name="P45">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5">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5294482332366424564" text:style-name="L10">
        <text:list-item>
          <text:p text:style-name="P42">Read Torah.</text:p>
        </text:list-item>
        <text:list-item>
          <text:p text:style-name="P42">Learn Torah.</text:p>
        </text:list-item>
        <text:list-item>
          <text:p text:style-name="P4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text:soft-page-break/>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29"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4228224745723427732" text:style-name="L2">
        <text:list-item>
          <text:p text:style-name="P19">Davidic bloodline</text:p>
        </text:list-item>
        <text:list-item>
          <text:p text:style-name="P19">Incorporates Monarchy and Priesthood</text:p>
        </text:list-item>
        <text:list-item>
          <text:p text:style-name="P19">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st their children. Before too long, these children moved into Mitzrayim/Egypt, where they grew into an entire nation. This nation then came forth from slavery, where they formed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m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text:soft-page-break/>from the tribe of Benjamin. Later, David took over the office, and received numerous promises from Hashem—</text:p>
      <text:list xml:id="list7578966465230580953" text:style-name="L11">
        <text:list-item>
          <text:p text:style-name="P46">A perpetual lineage</text:p>
        </text:list-item>
        <text:list-item>
          <text:p text:style-name="P46">Rule extending over the entire Middle East</text:p>
        </text:list-item>
        <text:list-item>
          <text:p text:style-name="P46">Authority over the national religious system</text:p>
        </text:list-item>
      </text:list>
      <text:p text:style-name="Text_20_body">Most of us are aware that, after the death of David and Solomon, the nation of Israel was split into two parts. The Northern Kingdom, lead by Jeroboam, departed from the religion of YHWH worship, and set up their own versions of the wotship center in Jerusalem. There were two of them, one in the region of Dan in the North and one in Bethel in the South, near the border with Benjamin. Along with his fake worship centers, Jeroboam also established a competing festival on the 15<text:span text:style-name="T9">th</text:span> of the 8<text:span text:style-name="T9">th</text:span> month, deliberately designed to compete with the festival of <text:s/>+++++</text:p>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3" text:note-class="footnote"><text:note-citation>13</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20489725" text:continue-list="list4228224745723427732" text:style-name="L2">
        <text:list-item text:start-value="1">
          <text:p text:style-name="P47">Davidic bloodline</text:p>
        </text:list-item>
        <text:list-item>
          <text:p text:style-name="P47"><text:soft-page-break/>Incorporates Monarchy and Priesthood</text:p>
        </text:list-item>
        <text:list-item>
          <text:p text:style-name="P47">Yeshua as Sage, comparable to Shlomo</text:p>
        </text:list-item>
      </text:list>
      <text:p text:style-name="Text_20_body"/>
      <text:p text:style-name="P13">Hasmonean monarchy</text:p>
      <text:p text:style-name="P13">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3">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9"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5806656421688054530" text:style-name="L12">
        <text:list-item>
          <text:p text:style-name="P43">Introduction (1:1-3)</text:p>
        </text:list-item>
        <text:list-item>
          <text:p text:style-name="P43">Midrash 1 (1:4-2:4)<text:line-break/>The Davidic Heir Is Greater than Angels</text:p>
        </text:list-item>
        <text:list-item>
          <text:p text:style-name="P43">Midraash 2 (2:5-2:18(<text:line-break/>The Adamic Heir Is Greater than Angels</text:p>
        </text:list-item>
        <text:list-item>
          <text:p text:style-name="P43"><text:soft-page-break/>Midrash 3 (3:1-3:6)<text:line-break/>The Heir Is Greater than the Servant</text:p>
          <text:list>
            <text:list-item>
              <text:p text:style-name="P43">Exhortation (3:7-4:11)</text:p>
              <text:list>
                <text:list-item>
                  <text:p text:style-name="P43">Be Part of the House</text:p>
                </text:list-item>
                <text:list-item>
                  <text:p text:style-name="P43">The Eternal Rest</text:p>
                </text:list-item>
              </text:list>
            </text:list-item>
          </text:list>
        </text:list-item>
        <text:list-item>
          <text:p text:style-name="P43">Midrash 5 ()<text:line-break/>Torah and the Priesthoods</text:p>
        </text:list-item>
        <text:list-item>
          <text:p text:style-name="P43"/>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1463092594663022242" text:style-name="L13">
        <text:list-item>
          <text:p text:style-name="P49">Political</text:p>
          <text:p text:style-name="P48">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8">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9">Religious</text:p>
          <text:p text:style-name="P48">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8">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4" text:note-class="footnote"><text:note-citation>14</text:note-citation><text:note-body><text:p text:style-name="Footnote">Tehillim/Psalms 2:7</text:p></text:note-body></text:note></text:p>
      <text:p text:style-name="Text_20_body">Also, God never said of any angel, </text:p>
      <text:p text:style-name="Quotation">"I will be his Father, and he will be my Son."<text:note text:id="ftn15" text:note-class="footnote"><text:note-citation>15</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6" text:note-class="footnote"><text:note-citation>16</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7" text:note-class="footnote"><text:note-citation>17</text:note-citation><text:note-body><text:p text:style-name="Footnote">Midrash Bereishit Rabbah 1:3</text:p></text:note-body></text:note> and his servants fiery flames";<text:note text:id="ftn18" text:note-class="footnote"><text:note-citation>18</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9" text:note-class="footnote"><text:note-citation>19</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0" text:note-class="footnote"><text:note-citation>20</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1" text:note-class="footnote"><text:note-citation>21</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2" text:note-class="footnote"><text:note-citation>22</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3" text:note-class="footnote"><text:note-citation>23</text:note-citation><text:note-body><text:p text:style-name="Footnote">Tehillim/Psalms 22:22</text:p></text:note-body></text:note></text:p>
      <text:p text:style-name="Text_20_body"><text:span text:style-name="T1">(13) </text:span>Also, </text:p>
      <text:p text:style-name="Quotation">"I will put my trust in him, . . ."<text:note text:id="ftn24" text:note-class="footnote"><text:note-citation>24</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5" text:note-class="footnote"><text:note-citation>25</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6" text:note-class="footnote"><text:note-citation>26</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7" text:note-class="footnote"><text:note-citation>27</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8" text:note-class="footnote"><text:note-citation>28</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9" text:note-class="footnote"><text:note-citation>29</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0" text:note-class="footnote"><text:note-citation>30</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1" text:note-class="footnote"><text:note-citation>31</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2" text:note-class="footnote"><text:note-citation>32</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3" text:note-class="footnote"><text:note-citation>33</text:note-citation><text:note-body><text:p text:style-name="Footnote">Tehillim/Psalms 95:7,8</text:p></text:note-body></text:note></text:p>
      <text:p text:style-name="Text_20_body"><text:span text:style-name="T1">(8) </text:span>For if <text:span text:style-name="T2">Y'hoshua</text:span><text:span text:style-name="T2"><text:note text:id="ftn34" text:note-class="footnote"><text:note-citation>34</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5" text:note-class="footnote"><text:note-citation>35</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6" text:note-class="footnote"><text:note-citation>36</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7" text:note-class="footnote"><text:note-citation>37</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8" text:note-class="footnote"><text:note-citation>38</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9" text:note-class="footnote"><text:note-citation>39</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0" text:note-class="footnote"><text:note-citation>40</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1" text:note-class="footnote"><text:note-citation>41</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2" text:note-class="footnote"><text:note-citation>42</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3" text:note-class="footnote"><text:note-citation>43</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4" text:note-class="footnote"><text:note-citation>44</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5" text:note-class="footnote"><text:note-citation>45</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6" text:note-class="footnote"><text:note-citation>46</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7" text:note-class="footnote"><text:note-citation>47</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8" text:note-class="footnote"><text:note-citation>48</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9" text:note-class="footnote"><text:note-citation>49</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0" text:note-class="footnote"><text:note-citation>50</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1" text:note-class="footnote"><text:note-citation>51</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2" text:note-class="footnote"><text:note-citation>52</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3" text:note-class="footnote"><text:note-citation>53</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4" text:note-class="footnote"><text:note-citation>54</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5" text:note-class="footnote"><text:note-citation>55</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6" text:note-class="footnote"><text:note-citation>56</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7" text:note-class="footnote"><text:note-citation>57</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8" text:note-class="footnote"><text:note-citation>58</text:note-citation><text:note-body><text:p text:style-name="Footnote">Yeshayahu/Isaiah 64:1,2</text:p></text:note-body></text:note><text:span text:style-name="T1"> (28) </text:span>Someone who disregards the Torah of Moshe is put to death without mercy on the word of two or three witnesses.<text:note text:id="ftn59" text:note-class="footnote"><text:note-citation>59</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0" text:note-class="footnote"><text:note-citation>60</text:note-citation><text:note-body><text:p text:style-name="Footnote">Devarim/Deuteronomy 32:41</text:p></text:note-body></text:note></text:p>
      <text:p text:style-name="Quotation"><text:soft-page-break/>and then said, </text:p>
      <text:p text:style-name="Quotation">"Adonai will judge his people."<text:span text:style-name="T1"><text:note text:id="ftn61" text:note-class="footnote"><text:note-citation>61</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2" text:note-class="footnote"><text:note-citation>62</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3" text:note-class="footnote"><text:note-citation>63</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4" text:note-class="footnote"><text:note-citation>64</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5" text:note-class="footnote"><text:note-citation>65</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6" text:note-class="footnote"><text:note-citation>66</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7" text:note-class="footnote"><text:note-citation>67</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23"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8" text:note-class="footnote"><text:note-citation>68</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9" text:note-class="footnote"><text:note-citation>69</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0" text:note-class="footnote"><text:note-citation>70</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1" text:note-class="footnote"><text:note-citation>71</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2" text:note-class="footnote"><text:note-citation>72</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3" text:note-class="footnote"><text:note-citation>73</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4" text:note-class="footnote"><text:note-citation>74</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5" text:note-class="footnote"><text:note-citation>75</text:note-citation><text:note-body><text:p text:style-name="Footnote">Tehillim 27:1; 56:4,11; 118:6</text:p></text:note-body></text:note></text:p>
      <text:list xml:id="list7751460034566518365" text:style-name="L14">
        <text:list-item>
          <text:p text:style-name="P21">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9" text:outline-level="1">Bibliography </text:h>
      <text:list xml:id="list4463479914159928057" text:style-name="L15">
        <text:list-item>
          <text:p text:style-name="P44">Brown, Raymond. <text:s/>The Message of Hebrews: Christ Above All. <text:s/>Downers Grove, IL: Inter-Varsity, 1982.</text:p>
        </text:list-item>
        <text:list-item>
          <text:p text:style-name="P44">Bruce, F.F. The Epistle to the Hebrews. <text:s/>Grand Rapids: Eerdmans, 1964.</text:p>
        </text:list-item>
        <text:list-item>
          <text:p text:style-name="P44">---. <text:s/>New Testament Development of Old Testament Themes. <text:s/>Grand Rapids, Eerdmans, 1968.</text:p>
        </text:list-item>
        <text:list-item>
          <text:p text:style-name="P44">Evans, Craig A. <text:s/>“The Function of the Old Testament in the New.” Introducing New Testament Interpretation. <text:s/>Grand Rapids: Baker, 1989.</text:p>
        </text:list-item>
        <text:list-item>
          <text:p text:style-name="P44">Hays, Richard B. <text:s/>Echoes of Scripture in the Letters of Paul. <text:s/>New Haven: Yale UP, 1989.</text:p>
        </text:list-item>
        <text:list-item>
          <text:p text:style-name="P44">Lane, William L. <text:s/>Word Biblical Commentary: Hebrews 1-8. <text:s/>Dallas: Word, 1991.</text:p>
        </text:list-item>
        <text:list-item>
          <text:p text:style-name="P44">Longenecker, Richard N. <text:s/>Biblical Exegesis in the Apostolic Period. Grand Rapids, Eerdmans, 1975, 1999.</text:p>
        </text:list-item>
        <text:list-item>
          <text:p text:style-name="P50">McKee, “Hebrews for the Practical Messianic”</text:p>
        </text:list-item>
        <text:list-item>
          <text:p text:style-name="P44">Moo, Douglas. <text:s/>“The Problem of Sensus Plenior.”</text:p>
        </text:list-item>
        <text:list-item>
          <text:p text:style-name="P44">Morris, Leon. <text:s/>“Hebrews.” <text:s/>The Expositor’s Bible Commentary. <text:s/>Ed. Frank E. Gaebelein. Grand Rapids: Zondervan, 1981.</text:p>
        </text:list-item>
        <text:list-item>
          <text:p text:style-name="P44">Newell, William R. <text:s/>Hebrews Verse-By-Verse. <text:s/>Grand Rapids: Kregel, 1995. <text:s/>Originally pub. Chicago: Moody, 1947.</text:p>
        </text:list-item>
        <text:list-item>
          <text:p text:style-name="P50">Trattner</text:p>
        </text:list-item>
        <text:list-item>
          <text:p text:style-name="P50">Hebrew Lexicon explaining terms for “covenant” versus “last will and testament”</text:p>
        </text:list-item>
      </text:list>
      <text:p text:style-name="P13"/>
      <text:h text:style-name="P29"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30"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29"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text:soft-page-break/>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text:soft-page-break/>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text:soft-page-break/>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ext:soft-page-break/>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text:soft-page-break/>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ext:soft-page-break/>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text:soft-page-break/>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text:soft-page-break/>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text:soft-page-break/></text:p>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text:soft-page-break/></text:p>
      <text:p text:style-name="P15">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text:soft-page-break/>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text:soft-page-break/>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text:soft-page-break/>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text:soft-page-break/>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text:soft-page-break/>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text:soft-page-break/>[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h text:style-name="P33"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text:soft-page-break/>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text:soft-page-break/>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text:soft-page-break/>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text:soft-page-break/>"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text:soft-page-break/>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text:soft-page-break/>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text:soft-page-break/></text:p>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text:soft-page-break/>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text:soft-page-break/>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text:soft-page-break/>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text:soft-page-break/></text:p>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text:soft-page-break/>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text:soft-page-break/>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text:soft-page-break/>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text:soft-page-break/>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101</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101</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101</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101</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10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10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5-03T00:33:22.38</dc:date>
    <meta:editing-duration>P32DT11H52M46S</meta:editing-duration>
    <meta:editing-cycles>58</meta:editing-cycles>
    <meta:generator>OpenOffice/4.1.1$Win32 OpenOffice.org_project/411m6$Build-9775</meta:generator>
    <dc:creator>David Negley</dc:creator>
    <meta:document-statistic meta:table-count="0" meta:image-count="0" meta:object-count="0" meta:page-count="117" meta:paragraph-count="745" meta:word-count="29715" meta:character-count="170152"/>
  </office:meta>
</office:document-meta>
</file>